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DejaVuSans" svg:font-family="DejaVuSans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bullet text:level="1" text:style-name="WW_CharLFO2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3.5pt" style:font-size-asian="13.5pt" style:font-size-complex="13.5pt"/>
    </style:style>
    <style:style style:name="P2" style:parent-style-name="Standard" style:family="paragraph">
      <style:text-properties fo:font-weight="bold" style:font-weight-asian="bold" style:font-weight-complex="bold" fo:font-size="13.5pt" style:font-size-asian="13.5pt" style:font-size-complex="13.5pt"/>
    </style:style>
    <style:style style:name="P3" style:parent-style-name="Standard" style:family="paragraph">
      <style:text-properties fo:font-weight="bold" style:font-weight-asian="bold" style:font-weight-complex="bold" fo:font-size="13.5pt" style:font-size-asian="13.5pt" style:font-size-complex="13.5pt"/>
    </style:style>
    <style:style style:name="T4" style:parent-style-name="Domyślnaczcionkaakapitu" style:family="text">
      <style:text-properties fo:font-weight="bold" style:font-weight-asian="bold" style:font-weight-complex="bold" fo:font-size="13.5pt" style:font-size-asian="13.5pt" style:font-size-complex="13.5pt"/>
    </style:style>
    <style:style style:name="T5" style:parent-style-name="Domyślnaczcionkaakapitu" style:family="text">
      <style:text-properties fo:font-weight="bold" style:font-weight-asian="bold" style:font-weight-complex="bold" fo:font-size="13.5pt" style:font-size-asian="13.5pt" style:font-size-complex="13.5pt"/>
    </style:style>
    <style:style style:name="P6" style:parent-style-name="Standard" style:family="paragraph">
      <style:paragraph-properties fo:text-align="justify"/>
    </style:style>
    <style:style style:name="T7" style:parent-style-name="Domyślnaczcionkaakapitu" style:family="text">
      <style:text-properties fo:font-size="13.5pt" style:font-size-asian="13.5pt" style:font-size-complex="13.5pt"/>
    </style:style>
    <style:style style:name="T8" style:parent-style-name="Domyślnaczcionkaakapitu" style:family="text">
      <style:text-properties fo:font-size="13.5pt" style:font-size-asian="13.5pt" style:font-size-complex="13.5pt"/>
    </style:style>
    <style:style style:name="T9" style:parent-style-name="Domyślnaczcionkaakapitu" style:family="text">
      <style:text-properties fo:font-size="13.5pt" style:font-size-asian="13.5pt" style:font-size-complex="13.5pt"/>
    </style:style>
    <style:style style:name="T10" style:parent-style-name="Domyślnaczcionkaakapitu" style:family="text">
      <style:text-properties fo:font-size="13.5pt" style:font-size-asian="13.5pt" style:font-size-complex="13.5pt"/>
    </style:style>
    <style:style style:name="T11" style:parent-style-name="Domyślnaczcionkaakapitu" style:family="text">
      <style:text-properties fo:font-weight="bold" style:font-weight-asian="bold" style:font-weight-complex="bold" fo:font-size="13.5pt" style:font-size-asian="13.5pt" style:font-size-complex="13.5pt"/>
    </style:style>
    <style:style style:name="T12" style:parent-style-name="Domyślnaczcionkaakapitu" style:family="text">
      <style:text-properties fo:font-size="13.5pt" style:font-size-asian="13.5pt" style:font-size-complex="13.5pt"/>
    </style:style>
    <style:style style:name="T13" style:parent-style-name="Domyślnaczcionkaakapitu" style:family="text">
      <style:text-properties fo:font-size="13.5pt" style:font-size-asian="13.5pt" style:font-size-complex="13.5pt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Domyślnaczcionkaakapitu" style:family="text">
      <style:text-properties fo:font-weight="bold" style:font-weight-asian="bold" style:font-weight-complex="bold" fo:font-size="13.5pt" style:font-size-asian="13.5pt" style:font-size-complex="13.5pt"/>
    </style:style>
    <style:style style:name="P1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justify"/>
    </style:style>
    <style:style style:name="T19" style:parent-style-name="Domyślnaczcionkaakapitu" style:family="text">
      <style:text-properties fo:font-size="13.5pt" style:font-size-asian="13.5pt" style:font-size-complex="13.5pt"/>
    </style:style>
    <style:style style:name="T20" style:parent-style-name="Domyślnaczcionkaakapitu" style:family="text">
      <style:text-properties fo:font-size="13.5pt" style:font-size-asian="13.5pt" style:font-size-complex="13.5pt"/>
    </style:style>
    <style:style style:name="T21" style:parent-style-name="Domyślnaczcionkaakapitu" style:family="text">
      <style:text-properties fo:font-size="13.5pt" style:font-size-asian="13.5pt" style:font-size-complex="13.5pt"/>
    </style:style>
    <style:style style:name="T22" style:parent-style-name="Domyślnaczcionkaakapitu" style:family="text">
      <style:text-properties fo:font-size="13.5pt" style:font-size-asian="13.5pt" style:font-size-complex="13.5pt"/>
    </style:style>
    <style:style style:name="T23" style:parent-style-name="Domyślnaczcionkaakapitu" style:family="text">
      <style:text-properties fo:font-size="13.5pt" style:font-size-asian="13.5pt" style:font-size-complex="13.5pt"/>
    </style:style>
    <style:style style:name="T24" style:parent-style-name="Domyślnaczcionkaakapitu" style:family="text">
      <style:text-properties fo:font-size="13.5pt" style:font-size-asian="13.5pt" style:font-size-complex="13.5pt"/>
    </style:style>
    <style:style style:name="T25" style:parent-style-name="Domyślnaczcionkaakapitu" style:family="text">
      <style:text-properties fo:font-size="13.5pt" style:font-size-asian="13.5pt" style:font-size-complex="13.5pt"/>
    </style:style>
    <style:style style:name="T26" style:parent-style-name="Domyślnaczcionkaakapitu" style:family="text">
      <style:text-properties fo:font-size="13.5pt" style:font-size-asian="13.5pt" style:font-size-complex="13.5pt"/>
    </style:style>
    <style:style style:name="T27" style:parent-style-name="Domyślnaczcionkaakapitu" style:family="text">
      <style:text-properties fo:font-size="13.5pt" style:font-size-asian="13.5pt" style:font-size-complex="13.5pt"/>
    </style:style>
    <style:style style:name="T28" style:parent-style-name="Domyślnaczcionkaakapitu" style:family="text">
      <style:text-properties fo:font-size="13.5pt" style:font-size-asian="13.5pt" style:font-size-complex="13.5pt"/>
    </style:style>
    <style:style style:name="T29" style:parent-style-name="Domyślnaczcionkaakapitu" style:family="text">
      <style:text-properties fo:font-size="13.5pt" style:font-size-asian="13.5pt" style:font-size-complex="13.5pt"/>
    </style:style>
    <style:style style:name="T30" style:parent-style-name="Domyślnaczcionkaakapitu" style:family="text">
      <style:text-properties fo:font-size="13.5pt" style:font-size-asian="13.5pt" style:font-size-complex="13.5pt"/>
    </style:style>
    <style:style style:name="T31" style:parent-style-name="Domyślnaczcionkaakapitu" style:family="text">
      <style:text-properties fo:font-size="13.5pt" style:font-size-asian="13.5pt" style:font-size-complex="13.5pt"/>
    </style:style>
    <style:style style:name="T32" style:parent-style-name="Domyślnaczcionkaakapitu" style:family="text">
      <style:text-properties fo:font-size="13.5pt" style:font-size-asian="13.5pt" style:font-size-complex="13.5pt"/>
    </style:style>
    <style:style style:name="P33" style:parent-style-name="Standard" style:family="paragraph">
      <style:paragraph-properties fo:text-align="justify"/>
    </style:style>
    <style:style style:name="T34" style:parent-style-name="Domyślnaczcionkaakapitu" style:family="text">
      <style:text-properties fo:font-weight="bold" style:font-weight-asian="bold" style:font-weight-complex="bold" fo:font-size="13.5pt" style:font-size-asian="13.5pt" style:font-size-complex="13.5pt"/>
    </style:style>
    <style:style style:name="T35" style:parent-style-name="Domyślnaczcionkaakapitu" style:family="text">
      <style:text-properties fo:font-weight="bold" style:font-weight-asian="bold" style:font-weight-complex="bold" fo:font-size="13.5pt" style:font-size-asian="13.5pt" style:font-size-complex="13.5pt"/>
    </style:style>
    <style:style style:name="P36" style:parent-style-name="Standard" style:list-style-name="LFO1" style:family="paragraph">
      <style:paragraph-properties fo:text-align="justify"/>
      <style:text-properties fo:font-size="13.5pt" style:font-size-asian="13.5pt" style:font-size-complex="13.5pt"/>
    </style:style>
    <style:style style:name="P37" style:parent-style-name="Standard" style:list-style-name="LFO1" style:family="paragraph">
      <style:paragraph-properties fo:text-align="justify"/>
      <style:text-properties fo:font-size="13.5pt" style:font-size-asian="13.5pt" style:font-size-complex="13.5pt"/>
    </style:style>
    <style:style style:name="P38" style:parent-style-name="Standard" style:list-style-name="LFO1" style:family="paragraph">
      <style:paragraph-properties fo:text-align="justify"/>
      <style:text-properties fo:font-size="13.5pt" style:font-size-asian="13.5pt" style:font-size-complex="13.5pt"/>
    </style:style>
    <style:style style:name="P39" style:parent-style-name="Standard" style:list-style-name="LFO1" style:family="paragraph">
      <style:paragraph-properties fo:text-align="justify"/>
    </style:style>
    <style:style style:name="T40" style:parent-style-name="Domyślnaczcionkaakapitu" style:family="text">
      <style:text-properties fo:font-size="13.5pt" style:font-size-asian="13.5pt" style:font-size-complex="13.5pt"/>
    </style:style>
    <style:style style:name="T41" style:parent-style-name="Domyślnaczcionkaakapitu" style:family="text">
      <style:text-properties fo:font-size="13.5pt" style:font-size-asian="13.5pt" style:font-size-complex="13.5pt"/>
    </style:style>
    <style:style style:name="T42" style:parent-style-name="Domyślnaczcionkaakapitu" style:family="text">
      <style:text-properties style:font-name-complex="Times New Roman" fo:font-size="13.5pt" style:font-size-asian="13.5pt" style:font-size-complex="13.5pt"/>
    </style:style>
    <style:style style:name="T43" style:parent-style-name="Domyślnaczcionkaakapitu" style:family="text">
      <style:text-properties style:font-name-complex="Times New Roman" fo:color="#252525" fo:font-size="13.5pt" style:font-size-asian="13.5pt" style:font-size-complex="13.5pt" fo:background-color="#FFFFFF"/>
    </style:style>
    <style:style style:name="T44" style:parent-style-name="apple-converted-space" style:family="text">
      <style:text-properties style:font-name-complex="Times New Roman" fo:color="#252525" fo:font-size="13.5pt" style:font-size-asian="13.5pt" style:font-size-complex="13.5pt" fo:background-color="#FFFFFF"/>
    </style:style>
    <style:style style:name="T45" style:parent-style-name="Domyślnaczcionkaakapitu" style:family="text">
      <style:text-properties style:font-name-complex="Times New Roman" fo:font-size="13.5pt" style:font-size-asian="13.5pt" style:font-size-complex="13.5pt" fo:background-color="#FFFFFF"/>
    </style:style>
    <style:style style:name="T46" style:parent-style-name="apple-converted-space" style:family="text">
      <style:text-properties style:font-name-complex="Times New Roman" fo:color="#252525" fo:font-size="13.5pt" style:font-size-asian="13.5pt" style:font-size-complex="13.5pt" fo:background-color="#FFFFFF"/>
    </style:style>
    <style:style style:name="T47" style:parent-style-name="Domyślnaczcionkaakapitu" style:family="text">
      <style:text-properties style:font-name-complex="Times New Roman" fo:color="#252525" fo:font-size="13.5pt" style:font-size-asian="13.5pt" style:font-size-complex="13.5pt" fo:background-color="#FFFFFF"/>
    </style:style>
    <style:style style:name="T48" style:parent-style-name="apple-converted-space" style:family="text">
      <style:text-properties style:font-name-complex="Times New Roman" fo:color="#252525" fo:font-size="13.5pt" style:font-size-asian="13.5pt" style:font-size-complex="13.5pt" fo:background-color="#FFFFFF"/>
    </style:style>
    <style:style style:name="T49" style:parent-style-name="Domyślnaczcionkaakapitu" style:family="text">
      <style:text-properties style:font-name-complex="Times New Roman" fo:font-size="13.5pt" style:font-size-asian="13.5pt" style:font-size-complex="13.5pt" fo:background-color="#FFFFFF"/>
    </style:style>
    <style:style style:name="T50" style:parent-style-name="apple-converted-space" style:family="text">
      <style:text-properties style:font-name-complex="Times New Roman" fo:color="#252525" fo:font-size="13.5pt" style:font-size-asian="13.5pt" style:font-size-complex="13.5pt" fo:background-color="#FFFFFF"/>
    </style:style>
    <style:style style:name="T51" style:parent-style-name="Domyślnaczcionkaakapitu" style:family="text">
      <style:text-properties style:font-name-complex="Times New Roman" fo:color="#252525" fo:font-size="13.5pt" style:font-size-asian="13.5pt" style:font-size-complex="13.5pt" fo:background-color="#FFFFFF"/>
    </style:style>
    <style:style style:name="T52" style:parent-style-name="apple-converted-space" style:family="text">
      <style:text-properties style:font-name-complex="Times New Roman" fo:color="#252525" fo:font-size="13.5pt" style:font-size-asian="13.5pt" style:font-size-complex="13.5pt" fo:background-color="#FFFFFF"/>
    </style:style>
    <style:style style:name="T53" style:parent-style-name="Domyślnaczcionkaakapitu" style:family="text">
      <style:text-properties style:font-name-complex="Times New Roman" fo:font-size="13.5pt" style:font-size-asian="13.5pt" style:font-size-complex="13.5pt" fo:background-color="#FFFFFF"/>
    </style:style>
    <style:style style:name="T54" style:parent-style-name="Domyślnaczcionkaakapitu" style:family="text">
      <style:text-properties style:font-name-complex="Times New Roman" fo:color="#252525" fo:font-size="13.5pt" style:font-size-asian="13.5pt" style:font-size-complex="13.5pt" fo:background-color="#FFFFFF"/>
    </style:style>
    <style:style style:name="P55" style:parent-style-name="Standard" style:list-style-name="LFO1" style:family="paragraph">
      <style:paragraph-properties fo:text-align="justify"/>
      <style:text-properties fo:font-size="13.5pt" style:font-size-asian="13.5pt" style:font-size-complex="13.5pt"/>
    </style:style>
    <style:style style:name="P56" style:parent-style-name="Standard" style:list-style-name="LFO1" style:family="paragraph">
      <style:paragraph-properties fo:text-align="justify"/>
      <style:text-properties fo:font-size="13.5pt" style:font-size-asian="13.5pt" style:font-size-complex="13.5pt"/>
    </style:style>
    <style:style style:name="P57" style:parent-style-name="Standard" style:list-style-name="LFO1" style:family="paragraph">
      <style:paragraph-properties fo:text-align="justify"/>
      <style:text-properties fo:font-size="13.5pt" style:font-size-asian="13.5pt" style:font-size-complex="13.5pt"/>
    </style:style>
    <style:style style:name="P58" style:parent-style-name="Standard" style:list-style-name="LFO1" style:family="paragraph">
      <style:paragraph-properties fo:text-align="justify"/>
      <style:text-properties fo:font-size="13.5pt" style:font-size-asian="13.5pt" style:font-size-complex="13.5pt"/>
    </style:style>
    <style:style style:name="P59" style:parent-style-name="Standard" style:list-style-name="LFO1" style:family="paragraph">
      <style:paragraph-properties fo:text-align="justify"/>
      <style:text-properties fo:font-size="13.5pt" style:font-size-asian="13.5pt" style:font-size-complex="13.5pt"/>
    </style:style>
    <style:style style:name="P60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61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62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63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64" style:parent-style-name="Standard" style:list-style-name="LFO2" style:family="paragraph">
      <style:paragraph-properties fo:text-align="justify"/>
      <style:text-properties fo:font-size="13.5pt" style:font-size-asian="13.5pt" style:font-size-complex="13.5pt"/>
    </style:style>
    <style:style style:name="P65" style:parent-style-name="Standard" style:list-style-name="LFO2" style:family="paragraph">
      <style:paragraph-properties fo:text-align="justify"/>
      <style:text-properties fo:font-size="13.5pt" style:font-size-asian="13.5pt" style:font-size-complex="13.5pt"/>
    </style:style>
    <style:style style:name="P66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67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68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69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70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71" style:parent-style-name="Standard" style:list-style-name="LFO3" style:family="paragraph">
      <style:paragraph-properties fo:text-align="justify"/>
      <style:text-properties style:font-name="Arial" style:font-name-asian="Arial" style:font-name-complex="Arial" fo:font-size="13.5pt" style:font-size-asian="13.5pt" style:font-size-complex="13.5pt"/>
    </style:style>
    <style:style style:name="P72" style:parent-style-name="Standard" style:list-style-name="LFO3" style:family="paragraph">
      <style:paragraph-properties fo:text-align="justify"/>
    </style:style>
    <style:style style:name="T73" style:parent-style-name="Domyślnaczcionkaakapitu" style:family="text">
      <style:text-properties style:font-name="Arial" style:font-name-asian="Arial" style:font-name-complex="Arial" fo:font-size="13.5pt" style:font-size-asian="13.5pt" style:font-size-complex="13.5pt"/>
    </style:style>
    <style:style style:name="P74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75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76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77" style:parent-style-name="Standard" style:family="paragraph">
      <style:paragraph-properties fo:text-align="justify"/>
    </style:style>
    <style:style style:name="T78" style:parent-style-name="Domyślnaczcionkaakapitu" style:family="text">
      <style:text-properties fo:font-weight="bold" style:font-weight-asian="bold" style:font-weight-complex="bold" fo:font-size="13.5pt" style:font-size-asian="13.5pt" style:font-size-complex="13.5pt"/>
    </style:style>
    <style:style style:name="T79" style:parent-style-name="Domyślnaczcionkaakapitu" style:family="text">
      <style:text-properties fo:font-weight="bold" style:font-weight-asian="bold" style:font-weight-complex="bold" fo:font-size="13.5pt" style:font-size-asian="13.5pt" style:font-size-complex="13.5pt"/>
    </style:style>
    <style:style style:name="T80" style:parent-style-name="Domyślnaczcionkaakapitu" style:family="text">
      <style:text-properties style:font-name-asian="DejaVuSans" style:font-name-complex="DejaVuSans" fo:font-weight="bold" style:font-weight-asian="bold" style:font-weight-complex="bold" fo:font-size="13.5pt" style:font-size-asian="13.5pt" style:font-size-complex="13.5pt"/>
    </style:style>
    <style:style style:name="P81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82" style:parent-style-name="Standard" style:list-style-name="LFO4" style:family="paragraph">
      <style:paragraph-properties fo:text-align="justify"/>
    </style:style>
    <style:style style:name="T83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84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85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P86" style:parent-style-name="Standard" style:list-style-name="LFO4" style:family="paragraph">
      <style:paragraph-properties fo:text-align="justify"/>
    </style:style>
    <style:style style:name="T87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88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89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90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91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92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P93" style:parent-style-name="Standard" style:list-style-name="LFO4" style:family="paragraph">
      <style:paragraph-properties fo:text-align="justify"/>
    </style:style>
    <style:style style:name="T94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95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96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97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98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T99" style:parent-style-name="Domyślnaczcionkaakapitu" style:family="text">
      <style:text-properties style:font-name-asian="DejaVuSans" style:font-name-complex="DejaVuSans" fo:font-size="13.5pt" style:font-size-asian="13.5pt" style:font-size-complex="13.5pt"/>
    </style:style>
    <style:style style:name="P100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01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02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03" style:parent-style-name="Standard" style:list-style-name="LFO5" style:family="paragraph">
      <style:paragraph-properties fo:text-align="justify"/>
      <style:text-properties fo:font-size="13.5pt" style:font-size-asian="13.5pt" style:font-size-complex="13.5pt"/>
    </style:style>
    <style:style style:name="P104" style:parent-style-name="Standard" style:list-style-name="LFO5" style:family="paragraph">
      <style:paragraph-properties fo:text-align="justify"/>
      <style:text-properties fo:font-size="13.5pt" style:font-size-asian="13.5pt" style:font-size-complex="13.5pt"/>
    </style:style>
    <style:style style:name="P105" style:parent-style-name="Standard" style:list-style-name="LFO5" style:family="paragraph">
      <style:paragraph-properties fo:text-align="justify"/>
      <style:text-properties fo:font-size="13.5pt" style:font-size-asian="13.5pt" style:font-size-complex="13.5pt"/>
    </style:style>
    <style:style style:name="P106" style:parent-style-name="Standard" style:list-style-name="LFO5" style:family="paragraph">
      <style:paragraph-properties fo:text-align="justify"/>
      <style:text-properties fo:font-size="13.5pt" style:font-size-asian="13.5pt" style:font-size-complex="13.5pt"/>
    </style:style>
    <style:style style:name="P107" style:parent-style-name="Standard" style:list-style-name="LFO5" style:family="paragraph">
      <style:paragraph-properties fo:text-align="justify"/>
      <style:text-properties fo:font-size="13.5pt" style:font-size-asian="13.5pt" style:font-size-complex="13.5pt"/>
    </style:style>
    <style:style style:name="P108" style:parent-style-name="Standard" style:list-style-name="LFO5" style:family="paragraph">
      <style:paragraph-properties fo:text-align="justify"/>
      <style:text-properties fo:font-size="13.5pt" style:font-size-asian="13.5pt" style:font-size-complex="13.5pt"/>
    </style:style>
    <style:style style:name="P109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10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11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12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13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14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15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16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17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18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19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20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21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22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23" style:parent-style-name="Standard" style:list-style-name="LFO6" style:family="paragraph">
      <style:paragraph-properties fo:text-align="justify"/>
    </style:style>
    <style:style style:name="T124" style:parent-style-name="Domyślnaczcionkaakapitu" style:family="text">
      <style:text-properties fo:font-weight="bold" style:font-weight-asian="bold" style:font-weight-complex="bold" fo:font-size="13.5pt" style:font-size-asian="13.5pt" style:font-size-complex="13.5pt"/>
    </style:style>
    <style:style style:name="T125" style:parent-style-name="Domyślnaczcionkaakapitu" style:family="text">
      <style:text-properties fo:font-size="13.5pt" style:font-size-asian="13.5pt" style:font-size-complex="13.5pt"/>
    </style:style>
    <style:style style:name="T126" style:parent-style-name="Domyślnaczcionkaakapitu" style:family="text">
      <style:text-properties fo:font-size="13.5pt" style:font-size-asian="13.5pt" style:font-size-complex="13.5pt"/>
    </style:style>
    <style:style style:name="T127" style:parent-style-name="Domyślnaczcionkaakapitu" style:family="text">
      <style:text-properties fo:font-size="13.5pt" style:font-size-asian="13.5pt" style:font-size-complex="13.5pt"/>
    </style:style>
    <style:style style:name="P128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29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30" style:parent-style-name="Standard" style:list-style-name="LFO7" style:family="paragraph">
      <style:paragraph-properties fo:text-align="justify"/>
      <style:text-properties fo:font-size="13.5pt" style:font-size-asian="13.5pt" style:font-size-complex="13.5pt"/>
    </style:style>
    <style:style style:name="P131" style:parent-style-name="Standard" style:list-style-name="LFO7" style:family="paragraph">
      <style:paragraph-properties fo:text-align="justify"/>
      <style:text-properties fo:font-size="13.5pt" style:font-size-asian="13.5pt" style:font-size-complex="13.5pt"/>
    </style:style>
    <style:style style:name="P132" style:parent-style-name="Standard" style:list-style-name="LFO7" style:family="paragraph">
      <style:paragraph-properties fo:text-align="justify"/>
      <style:text-properties fo:font-size="13.5pt" style:font-size-asian="13.5pt" style:font-size-complex="13.5pt"/>
    </style:style>
    <style:style style:name="P133" style:parent-style-name="Standard" style:list-style-name="LFO7" style:family="paragraph">
      <style:paragraph-properties fo:text-align="justify"/>
      <style:text-properties fo:font-size="13.5pt" style:font-size-asian="13.5pt" style:font-size-complex="13.5pt"/>
    </style:style>
    <style:style style:name="P134" style:parent-style-name="Standard" style:list-style-name="LFO7" style:family="paragraph">
      <style:paragraph-properties fo:text-align="justify"/>
      <style:text-properties fo:font-size="13.5pt" style:font-size-asian="13.5pt" style:font-size-complex="13.5pt"/>
    </style:style>
    <style:style style:name="P135" style:parent-style-name="Standard" style:list-style-name="LFO7" style:family="paragraph">
      <style:paragraph-properties fo:text-align="justify"/>
      <style:text-properties fo:font-size="13.5pt" style:font-size-asian="13.5pt" style:font-size-complex="13.5pt"/>
    </style:style>
    <style:style style:name="P136" style:parent-style-name="Standard" style:list-style-name="LFO7" style:family="paragraph">
      <style:paragraph-properties fo:text-align="justify"/>
      <style:text-properties fo:font-size="13.5pt" style:font-size-asian="13.5pt" style:font-size-complex="13.5pt"/>
    </style:style>
    <style:style style:name="P137" style:parent-style-name="Standard" style:list-style-name="LFO7" style:family="paragraph">
      <style:paragraph-properties fo:text-align="justify"/>
      <style:text-properties fo:font-size="13.5pt" style:font-size-asian="13.5pt" style:font-size-complex="13.5pt"/>
    </style:style>
    <style:style style:name="P138" style:parent-style-name="Standard" style:list-style-name="LFO7" style:family="paragraph">
      <style:paragraph-properties fo:text-align="justify"/>
      <style:text-properties fo:font-size="13.5pt" style:font-size-asian="13.5pt" style:font-size-complex="13.5pt"/>
    </style:style>
    <style:style style:name="P139" style:parent-style-name="Standard" style:list-style-name="LFO7" style:family="paragraph">
      <style:paragraph-properties fo:text-align="justify"/>
      <style:text-properties fo:font-size="13.5pt" style:font-size-asian="13.5pt" style:font-size-complex="13.5pt"/>
    </style:style>
    <style:style style:name="P140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41" style:parent-style-name="Standard" style:list-style-name="LFO6" style:family="paragraph">
      <style:paragraph-properties fo:text-align="justify"/>
    </style:style>
    <style:style style:name="T142" style:parent-style-name="Domyślnaczcionkaakapitu" style:family="text">
      <style:text-properties fo:font-weight="bold" style:font-weight-asian="bold" style:font-weight-complex="bold" fo:font-size="13.5pt" style:font-size-asian="13.5pt" style:font-size-complex="13.5pt"/>
    </style:style>
    <style:style style:name="T143" style:parent-style-name="Domyślnaczcionkaakapitu" style:family="text">
      <style:text-properties fo:font-size="13.5pt" style:font-size-asian="13.5pt" style:font-size-complex="13.5pt"/>
    </style:style>
    <style:style style:name="T144" style:parent-style-name="Domyślnaczcionkaakapitu" style:family="text">
      <style:text-properties fo:font-size="13.5pt" style:font-size-asian="13.5pt" style:font-size-complex="13.5pt"/>
    </style:style>
    <style:style style:name="T145" style:parent-style-name="Domyślnaczcionkaakapitu" style:family="text">
      <style:text-properties fo:font-size="13.5pt" style:font-size-asian="13.5pt" style:font-size-complex="13.5pt"/>
    </style:style>
    <style:style style:name="T146" style:parent-style-name="Domyślnaczcionkaakapitu" style:family="text">
      <style:text-properties fo:font-size="13.5pt" style:font-size-asian="13.5pt" style:font-size-complex="13.5pt"/>
    </style:style>
    <style:style style:name="T147" style:parent-style-name="Domyślnaczcionkaakapitu" style:family="text">
      <style:text-properties fo:font-size="13.5pt" style:font-size-asian="13.5pt" style:font-size-complex="13.5pt"/>
    </style:style>
    <style:style style:name="P148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49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50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51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52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53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54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55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56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57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58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59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60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61" style:parent-style-name="Standard" style:list-style-name="LFO8" style:family="paragraph">
      <style:paragraph-properties fo:text-align="justify"/>
      <style:text-properties fo:font-size="13.5pt" style:font-size-asian="13.5pt" style:font-size-complex="13.5pt"/>
    </style:style>
    <style:style style:name="P162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63" style:parent-style-name="Standard" style:list-style-name="LFO6" style:family="paragraph">
      <style:paragraph-properties fo:text-align="justify"/>
    </style:style>
    <style:style style:name="T164" style:parent-style-name="Domyślnaczcionkaakapitu" style:family="text">
      <style:text-properties fo:font-weight="bold" style:font-weight-asian="bold" style:font-weight-complex="bold" fo:font-size="13.5pt" style:font-size-asian="13.5pt" style:font-size-complex="13.5pt"/>
    </style:style>
    <style:style style:name="T165" style:parent-style-name="Domyślnaczcionkaakapitu" style:family="text">
      <style:text-properties fo:font-size="13.5pt" style:font-size-asian="13.5pt" style:font-size-complex="13.5pt"/>
    </style:style>
    <style:style style:name="T166" style:parent-style-name="Domyślnaczcionkaakapitu" style:family="text">
      <style:text-properties fo:font-size="13.5pt" style:font-size-asian="13.5pt" style:font-size-complex="13.5pt"/>
    </style:style>
    <style:style style:name="T167" style:parent-style-name="Domyślnaczcionkaakapitu" style:family="text">
      <style:text-properties fo:font-size="13.5pt" style:font-size-asian="13.5pt" style:font-size-complex="13.5pt"/>
    </style:style>
    <style:style style:name="T168" style:parent-style-name="Domyślnaczcionkaakapitu" style:family="text">
      <style:text-properties fo:font-size="13.5pt" style:font-size-asian="13.5pt" style:font-size-complex="13.5pt"/>
    </style:style>
    <style:style style:name="T169" style:parent-style-name="Domyślnaczcionkaakapitu" style:family="text">
      <style:text-properties fo:font-size="13.5pt" style:font-size-asian="13.5pt" style:font-size-complex="13.5pt"/>
    </style:style>
    <style:style style:name="P170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71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72" style:parent-style-name="Standard" style:list-style-name="LFO9" style:family="paragraph">
      <style:paragraph-properties fo:text-align="justify"/>
      <style:text-properties fo:font-size="13.5pt" style:font-size-asian="13.5pt" style:font-size-complex="13.5pt"/>
    </style:style>
    <style:style style:name="P173" style:parent-style-name="Standard" style:list-style-name="LFO9" style:family="paragraph">
      <style:paragraph-properties fo:text-align="justify"/>
      <style:text-properties fo:font-size="13.5pt" style:font-size-asian="13.5pt" style:font-size-complex="13.5pt"/>
    </style:style>
    <style:style style:name="P174" style:parent-style-name="Standard" style:list-style-name="LFO9" style:family="paragraph">
      <style:paragraph-properties fo:text-align="justify"/>
      <style:text-properties fo:font-size="13.5pt" style:font-size-asian="13.5pt" style:font-size-complex="13.5pt"/>
    </style:style>
    <style:style style:name="P175" style:parent-style-name="Standard" style:list-style-name="LFO9" style:family="paragraph">
      <style:paragraph-properties fo:text-align="justify"/>
      <style:text-properties fo:font-size="13.5pt" style:font-size-asian="13.5pt" style:font-size-complex="13.5pt"/>
    </style:style>
    <style:style style:name="P176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77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78" style:parent-style-name="Standard" style:family="paragraph">
      <style:paragraph-properties fo:text-align="justify"/>
    </style:style>
    <style:style style:name="P179" style:parent-style-name="Standard" style:list-style-name="LFO10" style:family="paragraph">
      <style:paragraph-properties fo:text-align="justify"/>
    </style:style>
    <style:style style:name="T180" style:parent-style-name="Domyślnaczcionkaakapitu" style:family="text">
      <style:text-properties fo:font-size="13.5pt" style:font-size-asian="13.5pt" style:font-size-complex="13.5pt"/>
    </style:style>
    <style:style style:name="P181" style:parent-style-name="Standard" style:list-style-name="LFO10" style:family="paragraph">
      <style:paragraph-properties fo:text-align="justify"/>
    </style:style>
    <style:style style:name="T182" style:parent-style-name="Domyślnaczcionkaakapitu" style:family="text">
      <style:text-properties fo:font-size="13.5pt" style:font-size-asian="13.5pt" style:font-size-complex="13.5pt"/>
    </style:style>
    <style:style style:name="P183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84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85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86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87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188" style:parent-style-name="Standard" style:list-style-name="LFO11" style:family="paragraph">
      <style:paragraph-properties fo:text-align="justify"/>
      <style:text-properties fo:font-size="13.5pt" style:font-size-asian="13.5pt" style:font-size-complex="13.5pt"/>
    </style:style>
    <style:style style:name="P189" style:parent-style-name="Standard" style:list-style-name="LFO11" style:family="paragraph">
      <style:paragraph-properties fo:text-align="justify"/>
      <style:text-properties fo:font-size="13.5pt" style:font-size-asian="13.5pt" style:font-size-complex="13.5pt"/>
    </style:style>
    <style:style style:name="P190" style:parent-style-name="Standard" style:list-style-name="LFO11" style:family="paragraph">
      <style:paragraph-properties fo:text-align="justify"/>
      <style:text-properties fo:font-size="13.5pt" style:font-size-asian="13.5pt" style:font-size-complex="13.5pt"/>
    </style:style>
    <style:style style:name="P191" style:parent-style-name="Standard" style:list-style-name="LFO11" style:family="paragraph">
      <style:paragraph-properties fo:text-align="justify"/>
      <style:text-properties fo:font-size="13.5pt" style:font-size-asian="13.5pt" style:font-size-complex="13.5pt"/>
    </style:style>
    <style:style style:name="P192" style:parent-style-name="Standard" style:list-style-name="LFO11" style:family="paragraph">
      <style:paragraph-properties fo:text-align="justify"/>
      <style:text-properties fo:font-size="13.5pt" style:font-size-asian="13.5pt" style:font-size-complex="13.5pt"/>
    </style:style>
    <style:style style:name="P193" style:parent-style-name="Standard" style:list-style-name="LFO11" style:family="paragraph">
      <style:paragraph-properties fo:text-align="justify"/>
      <style:text-properties fo:font-size="13.5pt" style:font-size-asian="13.5pt" style:font-size-complex="13.5pt"/>
    </style:style>
    <style:style style:name="P194" style:parent-style-name="Standard" style:list-style-name="LFO11" style:family="paragraph">
      <style:paragraph-properties fo:text-align="justify"/>
      <style:text-properties fo:font-size="13.5pt" style:font-size-asian="13.5pt" style:font-size-complex="13.5pt"/>
    </style:style>
    <style:style style:name="P195" style:parent-style-name="Standard" style:list-style-name="LFO11" style:family="paragraph">
      <style:paragraph-properties fo:text-align="justify"/>
      <style:text-properties fo:font-size="13.5pt" style:font-size-asian="13.5pt" style:font-size-complex="13.5pt"/>
    </style:style>
    <style:style style:name="P196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97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198" style:parent-style-name="Standard" style:family="paragraph">
      <style:text-properties fo:font-weight="bold" style:font-weight-asian="bold" style:font-weight-complex="bold" fo:font-size="13.5pt" style:font-size-asian="13.5pt" style:font-size-complex="13.5pt"/>
    </style:style>
    <style:style style:name="P199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200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201" style:parent-style-name="Standard" style:list-style-name="LFO12" style:family="paragraph">
      <style:paragraph-properties fo:text-align="justify"/>
      <style:text-properties fo:font-size="13.5pt" style:font-size-asian="13.5pt" style:font-size-complex="13.5pt"/>
    </style:style>
    <style:style style:name="P202" style:parent-style-name="Standard" style:list-style-name="LFO13" style:family="paragraph">
      <style:paragraph-properties fo:text-align="justify"/>
      <style:text-properties fo:font-size="13.5pt" style:font-size-asian="13.5pt" style:font-size-complex="13.5pt"/>
    </style:style>
    <style:style style:name="P203" style:parent-style-name="Standard" style:list-style-name="LFO13" style:family="paragraph">
      <style:paragraph-properties fo:text-align="justify"/>
      <style:text-properties fo:font-size="13.5pt" style:font-size-asian="13.5pt" style:font-size-complex="13.5pt"/>
    </style:style>
    <style:style style:name="P204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205" style:parent-style-name="Standard" style:list-style-name="LFO12" style:family="paragraph">
      <style:paragraph-properties fo:text-align="justify"/>
      <style:text-properties fo:font-size="13.5pt" style:font-size-asian="13.5pt" style:font-size-complex="13.5pt"/>
    </style:style>
    <style:style style:name="P206" style:parent-style-name="Standard" style:list-style-name="LFO14" style:family="paragraph">
      <style:paragraph-properties fo:text-align="justify"/>
      <style:text-properties fo:font-size="13.5pt" style:font-size-asian="13.5pt" style:font-size-complex="13.5pt"/>
    </style:style>
    <style:style style:name="P207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208" style:parent-style-name="Standard" style:list-style-name="LFO12" style:family="paragraph">
      <style:paragraph-properties fo:text-align="justify"/>
      <style:text-properties fo:font-size="13.5pt" style:font-size-asian="13.5pt" style:font-size-complex="13.5pt"/>
    </style:style>
    <style:style style:name="P209" style:parent-style-name="Standard" style:list-style-name="LFO15" style:family="paragraph">
      <style:paragraph-properties fo:text-align="justify"/>
      <style:text-properties fo:font-size="13.5pt" style:font-size-asian="13.5pt" style:font-size-complex="13.5pt"/>
    </style:style>
    <style:style style:name="P210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211" style:parent-style-name="Standard" style:list-style-name="LFO12" style:family="paragraph">
      <style:paragraph-properties fo:text-align="justify"/>
      <style:text-properties fo:font-size="13.5pt" style:font-size-asian="13.5pt" style:font-size-complex="13.5pt"/>
    </style:style>
    <style:style style:name="P212" style:parent-style-name="Standard" style:list-style-name="LFO16" style:family="paragraph">
      <style:paragraph-properties fo:text-align="justify"/>
      <style:text-properties fo:font-size="13.5pt" style:font-size-asian="13.5pt" style:font-size-complex="13.5pt"/>
    </style:style>
    <style:style style:name="P213" style:parent-style-name="Standard" style:list-style-name="LFO16" style:family="paragraph">
      <style:paragraph-properties fo:text-align="justify"/>
      <style:text-properties fo:font-size="13.5pt" style:font-size-asian="13.5pt" style:font-size-complex="13.5pt"/>
    </style:style>
    <style:style style:name="P214" style:parent-style-name="Standard" style:list-style-name="LFO16" style:family="paragraph">
      <style:paragraph-properties fo:text-align="justify"/>
      <style:text-properties fo:font-size="13.5pt" style:font-size-asian="13.5pt" style:font-size-complex="13.5pt"/>
    </style:style>
    <style:style style:name="P215" style:parent-style-name="Standard" style:list-style-name="LFO16" style:family="paragraph">
      <style:paragraph-properties fo:text-align="justify"/>
      <style:text-properties fo:font-size="13.5pt" style:font-size-asian="13.5pt" style:font-size-complex="13.5pt"/>
    </style:style>
    <style:style style:name="P216" style:parent-style-name="Standard" style:list-style-name="LFO16" style:family="paragraph">
      <style:paragraph-properties fo:text-align="justify"/>
      <style:text-properties fo:font-size="13.5pt" style:font-size-asian="13.5pt" style:font-size-complex="13.5pt"/>
    </style:style>
    <style:style style:name="P217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218" style:parent-style-name="Standard" style:list-style-name="LFO12" style:family="paragraph">
      <style:paragraph-properties fo:text-align="justify"/>
      <style:text-properties fo:font-size="13.5pt" style:font-size-asian="13.5pt" style:font-size-complex="13.5pt"/>
    </style:style>
    <style:style style:name="P219" style:parent-style-name="Standard" style:list-style-name="LFO17" style:family="paragraph">
      <style:paragraph-properties fo:text-align="justify"/>
      <style:text-properties fo:font-size="13.5pt" style:font-size-asian="13.5pt" style:font-size-complex="13.5pt"/>
    </style:style>
    <style:style style:name="P220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221" style:parent-style-name="Standard" style:list-style-name="LFO12" style:family="paragraph">
      <style:paragraph-properties fo:text-align="justify"/>
      <style:text-properties fo:font-size="13.5pt" style:font-size-asian="13.5pt" style:font-size-complex="13.5pt"/>
    </style:style>
    <style:style style:name="P222" style:parent-style-name="Standard" style:list-style-name="LFO18" style:family="paragraph">
      <style:paragraph-properties fo:text-align="justify"/>
      <style:text-properties fo:font-size="13.5pt" style:font-size-asian="13.5pt" style:font-size-complex="13.5pt"/>
    </style:style>
    <style:style style:name="P223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224" style:parent-style-name="Standard" style:family="paragraph">
      <style:paragraph-properties fo:text-align="justify"/>
      <style:text-properties fo:font-weight="bold" style:font-weight-asian="bold" style:font-weight-complex="bold" fo:font-size="13.5pt" style:font-size-asian="13.5pt" style:font-size-complex="13.5pt"/>
    </style:style>
    <style:style style:name="P225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226" style:parent-style-name="Standard" style:list-style-name="LFO19" style:family="paragraph">
      <style:paragraph-properties fo:text-align="justify"/>
      <style:text-properties fo:font-size="13.5pt" style:font-size-asian="13.5pt" style:font-size-complex="13.5pt"/>
    </style:style>
    <style:style style:name="P227" style:parent-style-name="Standard" style:list-style-name="LFO20" style:family="paragraph">
      <style:paragraph-properties fo:text-align="justify"/>
      <style:text-properties fo:font-size="13.5pt" style:font-size-asian="13.5pt" style:font-size-complex="13.5pt"/>
    </style:style>
    <style:style style:name="P228" style:parent-style-name="Standard" style:list-style-name="LFO20" style:family="paragraph">
      <style:paragraph-properties fo:text-align="justify"/>
      <style:text-properties fo:font-size="13.5pt" style:font-size-asian="13.5pt" style:font-size-complex="13.5pt"/>
    </style:style>
    <style:style style:name="P229" style:parent-style-name="Standard" style:list-style-name="LFO20" style:family="paragraph">
      <style:paragraph-properties fo:text-align="justify"/>
      <style:text-properties fo:font-size="13.5pt" style:font-size-asian="13.5pt" style:font-size-complex="13.5pt"/>
    </style:style>
    <style:style style:name="P230" style:parent-style-name="Standard" style:list-style-name="LFO20" style:family="paragraph">
      <style:paragraph-properties fo:text-align="justify"/>
      <style:text-properties fo:font-size="13.5pt" style:font-size-asian="13.5pt" style:font-size-complex="13.5pt"/>
    </style:style>
    <style:style style:name="P231" style:parent-style-name="Standard" style:list-style-name="LFO20" style:family="paragraph">
      <style:paragraph-properties fo:text-align="justify"/>
      <style:text-properties fo:font-size="13.5pt" style:font-size-asian="13.5pt" style:font-size-complex="13.5pt"/>
    </style:style>
    <style:style style:name="P232" style:parent-style-name="Standard" style:list-style-name="LFO20" style:family="paragraph">
      <style:paragraph-properties fo:text-align="justify"/>
      <style:text-properties fo:font-size="13.5pt" style:font-size-asian="13.5pt" style:font-size-complex="13.5pt"/>
    </style:style>
    <style:style style:name="P233" style:parent-style-name="Standard" style:list-style-name="LFO20" style:family="paragraph">
      <style:paragraph-properties fo:text-align="justify"/>
      <style:text-properties fo:font-size="13.5pt" style:font-size-asian="13.5pt" style:font-size-complex="13.5pt"/>
    </style:style>
    <style:style style:name="P234" style:parent-style-name="Standard" style:family="paragraph">
      <style:paragraph-properties fo:text-align="justify"/>
      <style:text-properties fo:font-size="13.5pt" style:font-size-asian="13.5pt" style:font-size-complex="13.5pt"/>
    </style:style>
    <style:style style:name="P235" style:parent-style-name="Standard" style:list-style-name="LFO19" style:family="paragraph">
      <style:paragraph-properties fo:text-align="justify"/>
      <style:text-properties fo:font-size="13.5pt" style:font-size-asian="13.5pt" style:font-size-complex="13.5pt"/>
    </style:style>
    <style:style style:name="P236" style:parent-style-name="Standard" style:list-style-name="LFO21" style:family="paragraph">
      <style:paragraph-properties fo:text-align="justify"/>
      <style:text-properties fo:font-size="13.5pt" style:font-size-asian="13.5pt" style:font-size-complex="13.5pt"/>
    </style:style>
    <style:style style:name="P237" style:parent-style-name="Standard" style:list-style-name="LFO21" style:family="paragraph">
      <style:paragraph-properties fo:text-align="justify"/>
      <style:text-properties fo:font-size="13.5pt" style:font-size-asian="13.5pt" style:font-size-complex="13.5pt"/>
    </style:style>
    <style:style style:name="P238" style:parent-style-name="Standard" style:list-style-name="LFO21" style:family="paragraph">
      <style:paragraph-properties fo:text-align="justify"/>
      <style:text-properties fo:font-size="13.5pt" style:font-size-asian="13.5pt" style:font-size-complex="13.5pt"/>
    </style:style>
    <style:style style:name="P239" style:parent-style-name="Standard" style:list-style-name="LFO21" style:family="paragraph">
      <style:paragraph-properties fo:text-align="justify"/>
      <style:text-properties fo:font-size="13.5pt" style:font-size-asian="13.5pt" style:font-size-complex="13.5pt"/>
    </style:style>
    <style:style style:name="P240" style:parent-style-name="Standard" style:list-style-name="LFO21" style:family="paragraph">
      <style:paragraph-properties fo:text-align="justify"/>
      <style:text-properties fo:font-size="13.5pt" style:font-size-asian="13.5pt" style:font-size-complex="13.5pt"/>
    </style:style>
    <style:style style:name="P241" style:parent-style-name="Standard" style:list-style-name="LFO21" style:family="paragraph">
      <style:paragraph-properties fo:text-align="justify"/>
      <style:text-properties fo:font-size="13.5pt" style:font-size-asian="13.5pt" style:font-size-complex="13.5pt"/>
    </style:style>
    <style:style style:name="P242" style:parent-style-name="Standard" style:list-style-name="LFO21" style:family="paragraph">
      <style:paragraph-properties fo:text-align="justify"/>
      <style:text-properties fo:font-size="13.5pt" style:font-size-asian="13.5pt" style:font-size-complex="13.5pt"/>
    </style:style>
    <style:style style:name="P243" style:parent-style-name="Standard" style:family="paragraph">
      <style:paragraph-properties fo:text-align="justify"/>
      <style:text-properties fo:font-size="13.5pt" style:font-size-asian="13.5pt" style:font-size-complex="13.5pt"/>
    </style:style>
  </office:automatic-styles>
  <office:body>
    <office:text text:use-soft-page-breaks="true">
      <text:p text:style-name="P1">Specyfikacja wymagań systemowych<text:s/></text:p>
      <text:p text:style-name="P2"/>
      <text:p text:style-name="P3"/>
      <text:p text:style-name="Standard"><text:span text:style-name="T4">1. Wstęp</text:span></text:p>
      <text:p text:style-name="Standard"/>
      <text:p text:style-name="Standard"><text:span text:style-name="T5">1.1. Cel</text:span></text:p>
      <text:p text:style-name="Standard"/>
      <text:p text:style-name="P6"><text:span text:style-name="T7">Niniejszy dokument przestawia specyfikację wymagań systemowych (zarówno<text:s/></text:span><text:span text:style-name="T8">funkcjonalnych jak i niefunkcjonalnych) oraz ogólny zarys funkcjonalności tworzonego systemu służącemu wspomaganiu działania</text:span><text:span text:style-name="T9"><text:s/>wypożyczalni rowerów</text:span><text:span text:style-name="T10">. Dokument</text:span><text:span text:style-name="T11"><text:s/></text:span><text:span text:style-name="T12">przeznaczony jest zarówno dla programistów firmy tworzącej wyżej opisane oprogramowanie jak i klienta</text:span><text:span text:style-name="T13">, który jest zainteresowany kupnem tego systemu.</text:span></text:p>
      <text:p text:style-name="P14"/>
      <text:p text:style-name="P15"><text:span text:style-name="T16">1.2. Zakres</text:span></text:p>
      <text:p text:style-name="P17"/>
      <text:p text:style-name="P18"><text:span text:style-name="T19">Głównym założeniem grupy projektowej jest stworzenie aplikacji służącej<text:s/></text:span><text:span text:style-name="T20">wypożyczalni rowerów</text:span><text:span text:style-name="T21">, której głównym założeniem jest wspomaganie jej działania. Aplikacja ma umożliwiać pracownikom wprow</text:span><text:span text:style-name="T22">adzanie informacji o<text:s/></text:span><text:span text:style-name="T23">wypożyczonych rowerach, ich stanie, klientach którzy wypożyczyli rower</text:span><text:span text:style-name="T24">. Poszczególne<text:s/></text:span><text:span text:style-name="T25">rowery<text:s/></text:span><text:span text:style-name="T26">będą mogły być z kolei wypożyczane przez<text:s/></text:span><text:span text:style-name="T27">klientów</text:span><text:span text:style-name="T28">. Informacje na temat użytkow</text:span><text:span text:style-name="T29">ników aplikacji,<text:s/></text:span><text:span text:style-name="T30">oraz aktualnie trwających wypożyczeniach<text:s/></text:span><text:span text:style-name="T31">bę</text:span><text:span text:style-name="T32">dą przechowywane w bazie danych aplikacji w postaci kolejnych rekordów.</text:span></text:p>
      <text:p text:style-name="P33"/>
      <text:p text:style-name="Standard"><text:span text:style-name="T34">1.3. Definicje, akronimy i skróty</text:span></text:p>
      <text:p text:style-name="Standard"/>
      <text:p text:style-name="Standard"><text:span text:style-name="T35">Słownik projektu:</text:span></text:p>
      <text:p text:style-name="Standard"/>
      <text:list text:style-name="LFO1" text:continue-numbering="true">
        <text:list-item>
          <text:p text:style-name="P36">wypożyczalnia<text:s/>– miejsce w którym<text:s/>klient<text:s/>może wypożyczyć interesującą go rower,</text:p>
        </text:list-item>
        <text:list-item>
          <text:p text:style-name="P37">sprzedawca<text:s/>– pracownik<text:s/>wypożyczalni, zajmuje się<text:s/>wprowadzaniem<text:s/>rowerów<text:s/>do bazy danych<text:s/>oraz za obsługę<text:s/>klientów,</text:p>
        </text:list-item>
        <text:list-item>
          <text:p text:style-name="P38">klient<text:s/>– osoba przychodząca do<text:s/>wypożyczalni<text:s/>w celu wypożyczenia<text:s/>roweru,</text:p>
        </text:list-item>
        <text:list-item>
          <text:p text:style-name="P39"><text:span text:style-name="T40">rower</text:span><text:span text:style-name="T41"><text:s/>–<text:s/></text:span><text:span text:style-name="T42">j</text:span><text:span text:style-name="T43">edno- lub wielośladowy</text:span><text:span text:style-name="T44"> </text:span><text:span text:style-name="T45">pojazd drogowy</text:span><text:span text:style-name="T46"> </text:span><text:span text:style-name="T47">napędzany siłą</text:span><text:span text:style-name="T48"> </text:span><text:span text:style-name="T49">mięśni</text:span><text:span text:style-name="T50"> </text:span><text:span text:style-name="T51">poruszających się nim osób za pomocą</text:span><text:span text:style-name="T52"> </text:span><text:span text:style-name="T53">przekładni mechanicznej</text:span><text:span text:style-name="T54">, wprawianej w ruch (najczęściej) nogami.</text:span></text:p>
        </text:list-item>
        <text:list-item>
          <text:p text:style-name="P55">wypożyczenie roweru – <text:s/>kiedy rower<text:s/>ma status dostępny każdy<text:s/>klient może go<text:s/>wypożyczyć,</text:p>
        </text:list-item>
        <text:list-item>
          <text:p text:style-name="P56">użytkownik –<text:s/>osoba posiadająca uprawnienia do logowania w aplikacji, rozróżniamy dwóch użytkowników –<text:s/>sprzedawca oraz klient,</text:p>
        </text:list-item>
        <text:list-item>
          <text:p text:style-name="P57">administrator – osoba posiadająca możliwość zalogowania się w aplikacji. Posiada on również największe uprawnienia spośród wszystkich użytkowników aplikacji.</text:p>
        </text:list-item>
        <text:list-item>
          <text:p text:style-name="P58">login – jest to ciąg znaków używanych przy procesie logowania, a także weryfikacji użytkownika aplikacji.</text:p>
        </text:list-item>
        <text:list-item>
          <text:p text:style-name="P59">hasło – j/w.</text:p>
        </text:list-item>
      </text:list>
      <text:p text:style-name="P60"/>
      <text:p text:style-name="P61"/>
      <text:soft-page-break/>
      <text:p text:style-name="P62">Skróty:</text:p>
      <text:p text:style-name="P63"/>
      <text:list text:style-name="LFO2" text:continue-numbering="true">
        <text:list-item>
          <text:p text:style-name="P64">SZBD – System Zarządzania Bazą Danych,</text:p>
        </text:list-item>
        <text:list-item>
          <text:p text:style-name="P65">JRE – Java Runtime Environment.</text:p>
        </text:list-item>
      </text:list>
      <text:p text:style-name="P66"/>
      <text:p text:style-name="P67">1.4. Referencje, odsyłacze do innych dokumentów</text:p>
      <text:p text:style-name="P68"/>
      <text:p text:style-name="P69">Referencje:</text:p>
      <text:p text:style-name="P70"/>
      <text:list text:style-name="LFO3" text:continue-numbering="true">
        <text:list-item>
          <text:p text:style-name="P71">Ustawa z dnia 29 sierpnia 1997 r. o ochronie danych osobowych,</text:p>
        </text:list-item>
        <text:list-item>
          <text:p text:style-name="P72"><text:span text:style-name="T73">IEEE Std 1233, 1998 Edition, IEEE Guide for Developing System Requirements Specifications.</text:span></text:p>
        </text:list-item>
      </text:list>
      <text:p text:style-name="P74"/>
      <text:p text:style-name="P75">2. Ogólny opis</text:p>
      <text:p text:style-name="P76"/>
      <text:p text:style-name="P77"><text:span text:style-name="T78">2.1. Walory użytkowe</text:span><text:span text:style-name="T79"><text:s/></text:span><text:span text:style-name="T80">i przydatność projektowanego systemu:</text:span></text:p>
      <text:p text:style-name="P81"/>
      <text:list text:style-name="LFO4" text:continue-numbering="true">
        <text:list-item>
          <text:p text:style-name="P82"><text:span text:style-name="T83">częściowa automatyzacja działania<text:s/></text:span><text:span text:style-name="T84">wypożyczalni rowerów</text:span><text:span text:style-name="T85">,</text:span></text:p>
        </text:list-item>
        <text:list-item>
          <text:p text:style-name="P86"><text:span text:style-name="T87">łatwy dostęp zarówno do listy<text:s/></text:span><text:span text:style-name="T88">rowerów</text:span><text:span text:style-name="T89"><text:s/></text:span><text:span text:style-name="T90">jak i<text:s/></text:span><text:span text:style-name="T91">do listy</text:span><text:span text:style-name="T92"><text:s/>pracowników oraz klientów,</text:span></text:p>
        </text:list-item>
        <text:list-item>
          <text:p text:style-name="P93"><text:span text:style-name="T94">możliwość monitorowania pracy<text:s/></text:span><text:span text:style-name="T95">wypożyczalni rowerów<text:s/></text:span><text:span text:style-name="T96">(np. l</text:span><text:span text:style-name="T97">ista aktualnie wypożyczonych<text:s/></text:span><text:span text:style-name="T98">rowerów lub rowerów uszkodzonych które znajdują się na serwisie</text:span><text:span text:style-name="T99">).</text:span></text:p>
        </text:list-item>
      </text:list>
      <text:p text:style-name="P100"/>
      <text:p text:style-name="P101">2.2. Ogólne możliwości projektowanego systemu</text:p>
      <text:p text:style-name="P102"/>
      <text:list text:style-name="LFO5" text:continue-numbering="true">
        <text:list-item>
          <text:p text:style-name="P103">wprowadzanie nowych rowerów</text:p>
        </text:list-item>
        <text:list-item>
          <text:p text:style-name="P104">wypożyczanie<text:s/>rowerów</text:p>
        </text:list-item>
        <text:list-item>
          <text:p text:style-name="P105">wyświetlanie listy<text:s/>rowerów dostępnych w wypożyczalni</text:p>
        </text:list-item>
        <text:list-item>
          <text:p text:style-name="P106">przeglądanie listy aktualnych wypożyczeni rowerów</text:p>
        </text:list-item>
        <text:list-item>
          <text:p text:style-name="P107">przeglądanie listy pracowników,</text:p>
        </text:list-item>
        <text:list-item>
          <text:p text:style-name="P108">przeglądanie listy klientów.</text:p>
        </text:list-item>
      </text:list>
      <text:p text:style-name="P109"/>
      <text:p text:style-name="P110">2.3. Ogólne ograniczenia</text:p>
      <text:p text:style-name="P111"/>
      <text:p text:style-name="P112">Baza danych tworzonej aplikacji wspomagającej działanie<text:s/>wypożyczalni rowerów<text:s/>musi zostać oparta o SZBD – MySQL w wersji 7.2.</text:p>
      <text:p text:style-name="P113"/>
      <text:p text:style-name="P114">Komputery na których ma zostać uruchomiona aplikacja muszą być wyposażone minimalnie w system operacyjny Windows XP (lub nowszy), musi być na nich zainstalowane środowiska JRE w wersji przynajmniej 6.0.</text:p>
      <text:p text:style-name="P115"/>
      <text:p text:style-name="P116"/>
      <text:p text:style-name="P117"/>
      <text:p text:style-name="P118"/>
      <text:p text:style-name="P119"/>
      <text:p text:style-name="P120"/>
      <text:soft-page-break/>
      <text:p text:style-name="P121">2.4. Charakterystyka użytkowników</text:p>
      <text:p text:style-name="P122"/>
      <text:list text:style-name="LFO6" text:continue-numbering="true">
        <text:list-item>
          <text:p text:style-name="P123"><text:span text:style-name="T124">Administrator</text:span><text:span text:style-name="T125"><text:s/>– osoba odpowiedzialna za administrowanie bazą danych użytkowników aplikacji oraz za zajmowanie się systemem aplikacji<text:s/></text:span><text:span text:style-name="T126">oraz regularne sporządzanie</text:span><text:span text:style-name="T127"><text:s/>kopii bezpieczeństwa bazy danych aplikacji).</text:span></text:p>
        </text:list-item>
      </text:list>
      <text:p text:style-name="P128"/>
      <text:p text:style-name="P129">Przypadki użycia aplikacji przez administratora:</text:p>
      <text:list text:style-name="LFO7" text:continue-numbering="true">
        <text:list-item>
          <text:p text:style-name="P130">logowanie do aplikacji,</text:p>
        </text:list-item>
        <text:list-item>
          <text:p text:style-name="P131">przypomnienie hasła,</text:p>
        </text:list-item>
        <text:list-item>
          <text:p text:style-name="P132">wylogowanie z aplikacji,</text:p>
        </text:list-item>
        <text:list-item>
          <text:p text:style-name="P133">weryfikacja użytkownika,</text:p>
        </text:list-item>
        <text:list-item>
          <text:p text:style-name="P134">ustalenie poziomu dostępu użytkownika,</text:p>
        </text:list-item>
        <text:list-item>
          <text:p text:style-name="P135">dodanie nowego<text:s/>użytkownika do bazy danych użytkowników aplikacji,</text:p>
        </text:list-item>
        <text:list-item>
          <text:p text:style-name="P136">edycja istniejącego użytkownika,</text:p>
        </text:list-item>
        <text:list-item>
          <text:p text:style-name="P137">usunięcie istniejącego użytkownika,</text:p>
        </text:list-item>
        <text:list-item>
          <text:p text:style-name="P138">nadanie uprawnień użytkownikowi,</text:p>
        </text:list-item>
        <text:list-item>
          <text:p text:style-name="P139">przeglądanie listy użytkowników.</text:p>
        </text:list-item>
      </text:list>
      <text:p text:style-name="P140"/>
      <text:list text:style-name="LFO6" text:continue-numbering="true">
        <text:list-item>
          <text:p text:style-name="P141"><text:span text:style-name="T142">Sprzedawca</text:span><text:span text:style-name="T143"><text:s/>– osoba odpowiedzialna za zarządzanie</text:span><text:span text:style-name="T144"><text:s/>wypożyczalnią<text:s/></text:span><text:span text:style-name="T145">oraz za nadzorowanie wszelkich prac<text:s/></text:span><text:span text:style-name="T146">naprawczych prowadzonych przy rowerach</text:span><text:span text:style-name="T147">.</text:span></text:p>
        </text:list-item>
      </text:list>
      <text:p text:style-name="P148"/>
      <text:p text:style-name="P149">Przypadki<text:s/>użycia aplikacji przez sprzedawcę:</text:p>
      <text:list text:style-name="LFO8" text:continue-numbering="true">
        <text:list-item>
          <text:p text:style-name="P150">logowanie do aplikacji,</text:p>
        </text:list-item>
        <text:list-item>
          <text:p text:style-name="P151">przypomnienie hasła,</text:p>
        </text:list-item>
        <text:list-item>
          <text:p text:style-name="P152">wylogowanie z aplikacji,</text:p>
        </text:list-item>
        <text:list-item>
          <text:p text:style-name="P153">weryfikacja użytkownika,</text:p>
        </text:list-item>
        <text:list-item>
          <text:p text:style-name="P154">dodanie nowych<text:s/>rowerów,</text:p>
        </text:list-item>
        <text:list-item>
          <text:p text:style-name="P155">edycja istniejących pozycji<text:s/>rowerów,</text:p>
        </text:list-item>
        <text:list-item>
          <text:p text:style-name="P156">usunięcie istniejących pozycji<text:s/>rowerów,</text:p>
        </text:list-item>
        <text:list-item>
          <text:p text:style-name="P157">edycja<text:s/>stanu<text:s/>rowerów,</text:p>
        </text:list-item>
        <text:list-item>
          <text:p text:style-name="P158">edycja statusów dostępności rowerów,</text:p>
        </text:list-item>
        <text:list-item>
          <text:p text:style-name="P159">usunięcie statusów dostępności<text:s/>rowerów</text:p>
        </text:list-item>
        <text:list-item>
          <text:p text:style-name="P160">zablokowanie użytkownika,</text:p>
        </text:list-item>
        <text:list-item>
          <text:p text:style-name="P161">zmiana statusu dostępności<text:s/>roweru.</text:p>
        </text:list-item>
      </text:list>
      <text:p text:style-name="P162"/>
      <text:list text:style-name="LFO6" text:continue-numbering="true">
        <text:list-item>
          <text:p text:style-name="P163"><text:span text:style-name="T164">Klient</text:span><text:span text:style-name="T165"><text:s/>– osoba będąca uprawniona do korzystania</text:span><text:span text:style-name="T166"><text:s/>z rowerów</text:span><text:span text:style-name="T167">, posiadająca prawo do wypożyczania<text:s/></text:span><text:span text:style-name="T168">rowerów</text:span><text:span text:style-name="T169">.</text:span></text:p>
        </text:list-item>
      </text:list>
      <text:p text:style-name="P170"/>
      <text:p text:style-name="P171">Przypadki użycia aplikacji przez<text:s/>klienta:</text:p>
      <text:list text:style-name="LFO9" text:continue-numbering="true">
        <text:list-item>
          <text:p text:style-name="P172">logowanie do aplikacji,</text:p>
        </text:list-item>
        <text:list-item>
          <text:p text:style-name="P173">wylogowanie z aplikacji,</text:p>
        </text:list-item>
        <text:list-item>
          <text:p text:style-name="P174">wypożyczenie roweru,</text:p>
        </text:list-item>
        <text:list-item>
          <text:p text:style-name="P175">oddanie roweru.</text:p>
        </text:list-item>
      </text:list>
      <text:p text:style-name="P176"/>
      <text:p text:style-name="P177">2.5. Środowisko operacyjne</text:p>
      <text:p text:style-name="P178"/>
      <text:list text:style-name="LFO10" text:continue-numbering="true">
        <text:list-item>
          <text:p text:style-name="P179"><text:span text:style-name="T180">system operacyjny Windows XP (lub nowszy),</text:span></text:p>
        </text:list-item>
        <text:list-item>
          <text:p text:style-name="P181"><text:span text:style-name="T182">środowisko JRE w wersji przynajmniej 6.0.</text:span></text:p>
        </text:list-item>
      </text:list>
      <text:p text:style-name="P183"/>
      <text:p text:style-name="P184">2.6. Założenia:</text:p>
      <text:p text:style-name="P185"/>
      <text:p text:style-name="P186">Stanowiska komputerowe klienta muszą być wyposażone minimalnie w:</text:p>
      <text:p text:style-name="P187"/>
      <text:list text:style-name="LFO11" text:continue-numbering="true">
        <text:list-item>
          <text:p text:style-name="P188">system operacyjny Windows XP,</text:p>
        </text:list-item>
        <text:list-item>
          <text:p text:style-name="P189">zainstalowane środowisko JRE w wersji przynajmniej 6.0,</text:p>
        </text:list-item>
        <text:list-item>
          <text:p text:style-name="P190">połączenie internetowe,</text:p>
        </text:list-item>
        <text:list-item>
          <text:p text:style-name="P191">procesor o taktowaniu 400 MHz,</text:p>
        </text:list-item>
        <text:list-item>
          <text:p text:style-name="P192">pamięć RAM o wielkości 128MB,</text:p>
        </text:list-item>
        <text:list-item>
          <text:p text:style-name="P193">ok. 200MB<text:s/>ilości wolnego miejsca na dysku twardym,</text:p>
        </text:list-item>
        <text:list-item>
          <text:p text:style-name="P194">karta video i monitor,</text:p>
        </text:list-item>
        <text:list-item>
          <text:p text:style-name="P195">mysz, klawiatura.</text:p>
        </text:list-item>
      </text:list>
      <text:p text:style-name="P196"/>
      <text:p text:style-name="P197">3. Specyficzne wymagania</text:p>
      <text:p text:style-name="P198"/>
      <text:p text:style-name="P199">3.1. Wymagania niefunkcjonalne (ograniczenia)</text:p>
      <text:p text:style-name="P200"/>
      <text:list text:style-name="LFO12" text:continue-numbering="true">
        <text:list-item>
          <text:p text:style-name="P201">Niezawodność aplikacji:</text:p>
        </text:list-item>
      </text:list>
      <text:list text:style-name="LFO13" text:continue-numbering="true">
        <text:list-item>
          <text:p text:style-name="P202">optymalne dobranie architektury sprzętowo-programowej na jakiej będzie<text:s/>działał serwer bazodanowy aplikacji oraz sama aplikacja,</text:p>
        </text:list-item>
        <text:list-item>
          <text:p text:style-name="P203">przeprowadzenie licznych testów poszczególnych modułów aplikacji <text:s/>z udziałem pracowników klienta.</text:p>
        </text:list-item>
      </text:list>
      <text:p text:style-name="P204"/>
      <text:list text:style-name="LFO12" text:continue-numbering="true">
        <text:list-item>
          <text:p text:style-name="P205">Interfejs aplikacji:</text:p>
        </text:list-item>
      </text:list>
      <text:list text:style-name="LFO14" text:continue-numbering="true">
        <text:list-item>
          <text:p text:style-name="P206">stworzenie intuicyjnego oraz prostego w obsłudze interfejsu aplikacji po konsultacjach z pracownikami klienta.</text:p>
        </text:list-item>
      </text:list>
      <text:p text:style-name="P207"/>
      <text:list text:style-name="LFO12" text:continue-numbering="true">
        <text:list-item>
          <text:p text:style-name="P208">Wydajność aplikacji:</text:p>
        </text:list-item>
      </text:list>
      <text:list text:style-name="LFO15" text:continue-numbering="true">
        <text:list-item>
          <text:p text:style-name="P209">optymalizacja zaprogramowanych modułów aplikacji w celu zredukowania czasu ich wykonywania oraz zredukowania czasu odpowiedzi serwera na żądania ze strony klienta.</text:p>
        </text:list-item>
      </text:list>
      <text:p text:style-name="P210"/>
      <text:list text:style-name="LFO12" text:continue-numbering="true">
        <text:list-item>
          <text:p text:style-name="P211">Bezpieczeństwo aplikacji:</text:p>
        </text:list-item>
      </text:list>
      <text:list text:style-name="LFO16" text:continue-numbering="true">
        <text:list-item>
          <text:p text:style-name="P212">zastosowanie mechanizmów bezpieczeństwa – kontroli dostępu do aplikacji, które chronią istotne informacje klientów (system logowania do aplikacji, możliwość ustawiania poziomów dostępu poszczególnych użytkowników, szyfrowanie haseł, itp.),</text:p>
        </text:list-item>
        <text:list-item>
          <text:p text:style-name="P213">możliwość systematycznego sporządzania kopii bezpieczeństwa bazy danych w określonej jednostce czasu, przeprowadzane w celu zminimalizowania bądź całkowitemu zapobiegnięciu strat danych wynikłych z różnych przyczyn losowych,</text:p>
        </text:list-item>
        <text:list-item>
          <text:p text:style-name="P214">ograniczenie wszystkim użytkownikom praw dostępu do bazy danych,</text:p>
        </text:list-item>
        <text:list-item>
          <text:p text:style-name="P215">stworzenie tylko jednego aktora systemu o rozszerzonych możliwościach – administratora i dwóch aktorów z ograniczonymi uprawnieniami –<text:s/>sprzedawcy<text:s/><text:soft-page-break/>i<text:s/>klienta,</text:p>
        </text:list-item>
        <text:list-item>
          <text:p text:style-name="P216">proces logowania jest realizowany w dwóch następujących po sobie krokach. Pierwszym krokiem jest podanie loginu i hasła użytkownika w formularzu logowania, a następnie przeprowadzana jest jego weryfikacja i nadanie mu odpowiednich uprawnień).</text:p>
        </text:list-item>
      </text:list>
      <text:p text:style-name="P217"/>
      <text:list text:style-name="LFO12" text:continue-numbering="true">
        <text:list-item>
          <text:p text:style-name="P218">Dostępność aplikacji:</text:p>
        </text:list-item>
      </text:list>
      <text:list text:style-name="LFO17" text:continue-numbering="true">
        <text:list-item>
          <text:p text:style-name="P219">dostęp do bazy danych aplikacji będzie miał każdy użytkownik z dowolnego miejsca, jedynymi warunkami korzystania z aplikacji jest posiadanie aktywnego konta użytkownika oraz posiadanie samej aplikacji.</text:p>
        </text:list-item>
      </text:list>
      <text:p text:style-name="P220"/>
      <text:list text:style-name="LFO12" text:continue-numbering="true">
        <text:list-item>
          <text:p text:style-name="P221">Ograniczenia:</text:p>
        </text:list-item>
      </text:list>
      <text:list text:style-name="LFO18" text:continue-numbering="true">
        <text:list-item>
          <text:p text:style-name="P222">system operacyjny – tworzona aplikacja musi być w pełni zgodna i kompatybilna z systemem Windows 7 Professional, ponieważ klient dysponuje aktualnie licencjami na ten system i jest on zainstalowany<text:s/>na komputerze znajdującym się w wypożyczalni.</text:p>
        </text:list-item>
      </text:list>
      <text:p text:style-name="P223"/>
      <text:p text:style-name="P224">3.2. Wymagania funkcjonalne (funkcje systemu)</text:p>
      <text:p text:style-name="P225"/>
      <text:list text:style-name="LFO19" text:continue-numbering="true">
        <text:list-item>
          <text:p text:style-name="P226">Funkcje główne:</text:p>
        </text:list-item>
      </text:list>
      <text:list text:style-name="LFO20" text:continue-numbering="true">
        <text:list-item>
          <text:p text:style-name="P227">logowanie do aplikacji,</text:p>
        </text:list-item>
        <text:list-item>
          <text:p text:style-name="P228">wylogowanie z aplikacji,</text:p>
        </text:list-item>
        <text:list-item>
          <text:p text:style-name="P229">dodanie nowego użytkownika do bazy danych użytkowników aplikacji,</text:p>
        </text:list-item>
        <text:list-item>
          <text:p text:style-name="P230">nadanie uprawnień użytkownikowi,</text:p>
        </text:list-item>
        <text:list-item>
          <text:p text:style-name="P231">dodanie nowych<text:s/>rowerów<text:s/>do<text:s/>wypożyczalni,</text:p>
        </text:list-item>
        <text:list-item>
          <text:p text:style-name="P232">zmiana statusu dostępności<text:s/>roweru,</text:p>
        </text:list-item>
        <text:list-item>
          <text:p text:style-name="P233">wypożyczenie roweru.</text:p>
        </text:list-item>
      </text:list>
      <text:p text:style-name="P234"/>
      <text:list text:style-name="LFO19" text:continue-numbering="true">
        <text:list-item>
          <text:p text:style-name="P235">Funkcje dodatkowe:</text:p>
        </text:list-item>
      </text:list>
      <text:list text:style-name="LFO21" text:continue-numbering="true">
        <text:list-item>
          <text:p text:style-name="P236">usunięcie istniejącego użytkownika,</text:p>
        </text:list-item>
        <text:list-item>
          <text:p text:style-name="P237">zablokowanie użytkownika,</text:p>
        </text:list-item>
        <text:list-item>
          <text:p text:style-name="P238">przeglądanie listy użytkowników,</text:p>
        </text:list-item>
        <text:list-item>
          <text:p text:style-name="P239">usunięcie istniejących pozycji<text:s/>rowerów,</text:p>
        </text:list-item>
        <text:list-item>
          <text:p text:style-name="P240">dodanie nowych<text:s/>rowerów,</text:p>
        </text:list-item>
        <text:list-item>
          <text:p text:style-name="P241">edycja<text:s/>stanu<text:s/>istniejących<text:s/>rowerów,</text:p>
        </text:list-item>
        <text:list-item>
          <text:p text:style-name="P242">usunięcie istniejących gatunków<text:s/>rowerów,</text:p>
        </text:list-item>
      </text:list>
      <text:p text:style-name="P2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DejaVuSans" svg:font-family="DejaVuSans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 fo:font-size="13.5pt" style:font-size-asian="13.5pt" style:font-size-complex="13.5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pple-converted-space" style:display-name="apple-converted-space" style:family="text" style:parent-style-name="Domyślnaczcionkaakapitu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fo:font-weight="bold" style:font-weight-asian="bold" style:font-weight-complex="bold" fo:font-size="13.5pt" style:font-size-asian="13.5pt" style:font-size-complex="13.5pt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fo:font-weight="bold" style:font-weight-asian="bold" style:font-weight-complex="bold" fo:font-size="13.5pt" style:font-size-asian="13.5pt" style:font-size-complex="13.5pt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fo:font-weight="bold" style:font-weight-asian="bold" style:font-weight-complex="bold" fo:font-size="13.5pt" style:font-size-asian="13.5pt" style:font-size-complex="13.5pt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fo:font-weight="bold" style:font-weight-asian="bold" style:font-weight-complex="bold" fo:font-size="13.5pt" style:font-size-asian="13.5pt" style:font-size-complex="13.5pt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bullet text:level="1" text:style-name="WW_CharLFO2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ał</meta:initial-creator>
    <dc:creator>Michał Kardaś</dc:creator>
    <meta:creation-date>2016-06-02T11:10:00Z</meta:creation-date>
    <dc:date>2016-06-02T11:14:00Z</dc:date>
    <meta:template xlink:href="Normal.dotm" xlink:type="simple"/>
    <meta:editing-cycles>3</meta:editing-cycles>
    <meta:editing-duration>PT240S</meta:editing-duration>
    <meta:document-statistic meta:page-count="5" meta:paragraph-count="15" meta:word-count="1105" meta:character-count="7724" meta:row-count="55" meta:non-whitespace-character-count="6634"/>
  </office:meta>
</office:document-meta>
</file>